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56cm" fo:min-width="2.90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3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1.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946cm" fo:min-width="1.76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6cm" svg:height="2cm" svg:x="43.4cm" svg:y="7.6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3.6cm" svg:height="1.8cm" svg:x="43.4cm" svg:y="10.8cm">
          <text:p text:style-name="P3"><text:span text:style-name="T1">Draw Yellow </text:span></text:p>
          <text:p text:style-name="P3"><text:span text:style-name="T1">Pixels from top</text:span></text:p>
          <text:p text:style-name="P3"><text:span text:style-name="T1">left to top righ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6cm" svg:height="3.6cm" svg:x="37.2cm" svg:y="17.8cm">
          <text:p text:style-name="P1"><text:span text:style-name="T1">X &lt; widt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3.6cm" svg:height="3.6cm" svg:x="49.3cm" svg:y="13.4cm">
          <text:p text:style-name="P1"><text:span text:style-name="T1">Y &lt; heigh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3.6cm" svg:height="1.9cm" svg:x="54.2cm" svg:y="14.5cm">
          <text:p text:style-name="P1"><text:span text:style-name="T2"><text:s text:c="3"/></text:span><text:span text:style-name="T2">Get Color of</text:span></text:p>
          <text:p text:style-name="P1"><text:span text:style-name="T2">pixel at</text:span></text:p>
          <text:p text:style-name="P1"><text:span text:style-name="T2">coords (X,Y) <text:s text:c="3"/>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5" xml:id="id3" draw:id="id3" draw:layer="layout" svg:width="3.6cm" svg:height="1.8cm" svg:x="43.4cm" svg:y="14.1cm">
          <text:p text:style-name="P6"><text:span text:style-name="T2">Draw Yellow </text:span></text:p>
          <text:p text:style-name="P6"><text:span text:style-name="T2">Pixels from top</text:span></text:p>
          <text:p text:style-name="P6"><text:span text:style-name="T2">left to bottom right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4" draw:id="id4" draw:layer="layout" svg:width="3.6cm" svg:height="1.8cm" svg:x="43.4cm" svg:y="17.3cm">
          <text:p text:style-name="P6"><text:span text:style-name="T2">Draw Yellow </text:span></text:p>
          <text:p text:style-name="P6"><text:span text:style-name="T2">Pixels from bottom</text:span></text:p>
          <text:p text:style-name="P6"><text:span text:style-name="T2">left to bottom right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5" draw:id="id5" draw:layer="layout" svg:width="3.6cm" svg:height="1.8cm" svg:x="43.4cm" svg:y="20.5cm">
          <text:p text:style-name="P6"><text:span text:style-name="T2">Draw Yellow </text:span></text:p>
          <text:p text:style-name="P6"><text:span text:style-name="T2">Pixels from top</text:span></text:p>
          <text:p text:style-name="P6"><text:span text:style-name="T2">right to bottom righ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6cm" svg:height="2cm" svg:x="43.4cm" svg:y="23.7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svg:x1="45.2cm" svg:y1="9.6cm" svg:x2="45.2cm" svg:y2="10.8cm" draw:start-shape="id1" draw:start-glue-point="2" draw:end-shape="id2" draw:end-glue-point="0" svg:d="M45200 9600v1200" svg:viewBox="0 0 1 1201">
          <text:p/>
        </draw:connector>
        <draw:connector draw:style-name="gr5" draw:text-style-name="P7" draw:layer="layout" svg:x1="45.2cm" svg:y1="12.6cm" svg:x2="45.2cm" svg:y2="14.1cm" draw:start-shape="id2" draw:start-glue-point="2" draw:end-shape="id3" draw:end-glue-point="0" svg:d="M45200 12600v1500" svg:viewBox="0 0 1 1501">
          <text:p/>
        </draw:connector>
        <draw:connector draw:style-name="gr5" draw:text-style-name="P7" draw:layer="layout" svg:x1="45.2cm" svg:y1="15.9cm" svg:x2="45.2cm" svg:y2="17.3cm" draw:start-shape="id3" draw:start-glue-point="2" draw:end-shape="id4" svg:d="M45200 15900v1400" svg:viewBox="0 0 1 1401">
          <text:p/>
        </draw:connector>
        <draw:connector draw:style-name="gr5" draw:text-style-name="P7" draw:layer="layout" svg:x1="45.2cm" svg:y1="19.1cm" svg:x2="45.2cm" svg:y2="20.5cm" draw:start-shape="id4" draw:start-glue-point="2" draw:end-shape="id5" svg:d="M45200 19100v1400" svg:viewBox="0 0 1 1401">
          <text:p/>
        </draw:connector>
        <draw:connector draw:style-name="gr5" draw:text-style-name="P7" draw:layer="layout" svg:x1="45.2cm" svg:y1="22.3cm" svg:x2="45.2cm" svg:y2="23.7cm" draw:start-shape="id5" draw:start-glue-point="2" draw:end-shape="id6" draw:end-glue-point="0" svg:d="M45200 22300v1400" svg:viewBox="0 0 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7T10:06:21.869000000</meta:creation-date>
    <dc:date>2019-07-17T10:41:35.549000000</dc:date>
    <meta:editing-duration>PT23M55S</meta:editing-duration>
    <meta:editing-cycles>1</meta:editing-cycles>
    <meta:document-statistic meta:object-count="14"/>
    <meta:generator>LibreOffice/6.1.6.3$Windows_X86_64 LibreOffice_project/5896ab1714085361c45cf540f76f60673dd96a72</meta:generator>
  </office:meta>
</office:document-meta>
</file>